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3cm" fo:min-width="2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6.231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0.834cm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2.167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3.941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8.386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6.10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0.823cm"/>
    </style:style>
    <style:style style:name="gr11" style:family="graphic" style:parent-style-name="standard">
      <style:graphic-properties draw:textarea-horizontal-align="justify" draw:textarea-vertical-align="middle" draw:auto-grow-height="false" fo:min-height="0.348cm" fo:min-width="0.0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175cm" draw:transform="rotate (-3.14159265358979) translate (2.783cm 3.285cm)">
          <text:p text:style-name="P1"/>
          <draw:enhanced-geometry svg:viewBox="0 0 21600 21600" draw:glue-points="10800 0 0 10800 10800 21600 21600 10800" draw:text-areas="0 0 21600 ?f11" draw:mirror-horizontal="true" draw:type="paper" draw:modifiers="17325.337331334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6.731cm" svg:height="2.159cm" svg:x="4.564cm" svg:y="0.619cm">
          <text:p text:style-name="P1">Java Compiler</text:p>
          <text:p text:style-name="P1">(javac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.016cm" svg:x="2.913cm" svg:y="1.2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667cm" svg:height="3.175cm" draw:transform="rotate (-3.14159265358979) translate (15.712cm 3.285cm)">
          <text:p/>
          <draw:enhanced-geometry svg:viewBox="0 0 21600 21600" draw:glue-points="10800 0 0 10800 10800 21600 21600 10800" draw:text-areas="0 0 21600 ?f11" draw:mirror-horizontal="true" draw:type="paper" draw:modifiers="17325.337331334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1.524cm" svg:height="1.016cm" svg:x="11.422cm" svg:y="1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2.54cm" svg:height="1.8cm" svg:x="0.246cm" svg:y="3.391cm">
          <draw:text-box>
            <text:p text:style-name="P1">Source Code</text:p>
          </draw:text-box>
        </draw:frame>
        <draw:frame draw:style-name="gr5" draw:text-style-name="P2" draw:layer="layout" svg:width="2.54cm" svg:height="1.8cm" svg:x="13.073cm" svg:y="3.391cm">
          <draw:text-box>
            <text:p text:style-name="P1">Byte Code</text:p>
          </draw:text-box>
        </draw:frame>
        <draw:frame draw:style-name="gr6" draw:text-style-name="P2" draw:layer="layout" svg:width="2.667cm" svg:height="2.384cm" svg:x="0.119cm" svg:y="0.919cm">
          <draw:text-box>
            <text:p text:style-name="P1">*.java</text:p>
            <text:p text:style-name="P1"/>
            <text:p text:style-name="P1">files</text:p>
          </draw:text-box>
        </draw:frame>
        <draw:frame draw:style-name="gr6" draw:text-style-name="P2" draw:layer="layout" svg:width="2.667cm" svg:height="2.384cm" svg:x="13.073cm" svg:y="0.902cm">
          <draw:text-box>
            <text:p text:style-name="P1">*.class</text:p>
            <text:p text:style-name="P1"/>
            <text:p text:style-name="P1">files</text:p>
          </draw:text-box>
        </draw:frame>
        <draw:custom-shape draw:style-name="gr4" draw:text-style-name="P1" draw:layer="layout" svg:width="2.667cm" svg:height="3.175cm" draw:transform="rotate (-3.14159265358979) translate (15.711cm 3.285cm)">
          <text:p/>
          <draw:enhanced-geometry svg:viewBox="0 0 21600 21600" draw:glue-points="10800 0 0 10800 10800 21600 21600 10800" draw:text-areas="0 0 21600 ?f11" draw:mirror-horizontal="true" draw:type="paper" draw:modifiers="17325.337331334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2.54cm" svg:height="1.8cm" svg:x="13.072cm" svg:y="3.391cm">
          <draw:text-box>
            <text:p text:style-name="P1">Byte Code</text:p>
          </draw:text-box>
        </draw:frame>
        <draw:frame draw:style-name="gr6" draw:text-style-name="P2" draw:layer="layout" svg:width="2.667cm" svg:height="2.384cm" svg:x="13.072cm" svg:y="0.902cm">
          <draw:text-box>
            <text:p text:style-name="P1">*.class</text:p>
            <text:p text:style-name="P1"/>
            <text:p text:style-name="P1">files</text:p>
          </draw:text-box>
        </draw:frame>
        <draw:custom-shape draw:style-name="gr4" draw:text-style-name="P1" draw:layer="layout" svg:width="2.667cm" svg:height="3.175cm" draw:transform="rotate (-3.14159265358979) translate (2.758cm 9.255cm)">
          <text:p/>
          <draw:enhanced-geometry svg:viewBox="0 0 21600 21600" draw:glue-points="10800 0 0 10800 10800 21600 21600 10800" draw:text-areas="0 0 21600 ?f11" draw:mirror-horizontal="true" draw:type="paper" draw:modifiers="17325.337331334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layout" svg:width="2.54cm" svg:height="1.8cm" svg:x="0.119cm" svg:y="9.361cm">
          <draw:text-box>
            <text:p text:style-name="P1">Byte Code</text:p>
          </draw:text-box>
        </draw:frame>
        <draw:frame draw:style-name="gr6" draw:text-style-name="P2" draw:layer="layout" svg:width="2.667cm" svg:height="2.384cm" svg:x="0.119cm" svg:y="6.872cm">
          <draw:text-box>
            <text:p text:style-name="P1">*.class</text:p>
            <text:p text:style-name="P1"/>
            <text:p text:style-name="P1">files</text:p>
          </draw:text-box>
        </draw:frame>
        <draw:custom-shape draw:style-name="gr7" draw:text-style-name="P1" draw:layer="layout" svg:width="6.604cm" svg:height="4.191cm" svg:x="4.691cm" svg:y="5.826cm">
          <text:p text:style-name="P1">Java Virtual Machine</text:p>
          <text:p text:style-name="P1">(java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8.636cm" svg:x="12.938cm" svg:y="5.82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604cm" svg:height="1.143cm" svg:x="4.691cm" svg:y="11.114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604cm" svg:height="1.143cm" svg:x="4.691cm" svg:y="13.319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51cm" svg:height="1.016cm" svg:x="11.295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016cm" svg:x="11.295cm" svg:y="11.2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651cm" svg:height="1.016cm" svg:x="11.295cm" svg:y="7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7.52cm" svg:y="10.044cm">
          <text:p/>
          <draw:enhanced-geometry svg:viewBox="0 0 21600 21600" draw:text-areas="?f0 ?f8 ?f2 ?f9" draw:type="up-down-arrow" draw:modifiers="5054.86725663717 8346.902654867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7.521cm" svg:y="12.303cm">
          <text:p/>
          <draw:enhanced-geometry svg:viewBox="0 0 21600 21600" draw:text-areas="?f0 ?f8 ?f2 ?f9" draw:type="up-down-arrow" draw:modifiers="5054.86725663717 8346.902654867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524cm" svg:height="1.016cm" svg:x="2.914cm" svg:y="7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29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ac Griffith</meta:initial-creator>
    <meta:creation-date>2015-06-20T22:20:24.911180832</meta:creation-date>
    <dc:date>2015-06-20T22:35:46.983607968</dc:date>
    <dc:creator>Isaac Griffith</dc:creator>
    <meta:editing-duration>PT15M21S</meta:editing-duration>
    <meta:editing-cycles>2</meta:editing-cycles>
    <meta:generator>LibreOffice/4.4.2.2$Linux_X86_64 LibreOffice_project/40m0$Build-2</meta:generator>
    <meta:document-statistic meta:object-count="25"/>
  </office:meta>
</office:document-meta>
</file>